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00000011582C0CD2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19.4cm" svg:x="0cm" svg:y="1cm">
          <draw:image xlink:href="Pictures/10000000000001200000011582C0CD23.png" xlink:type="simple" xlink:show="embed" xlink:actuate="onLoad">
            <text:p/>
          </draw:image>
        </draw:frame>
        <draw:frame draw:style-name="gr2" draw:text-style-name="P2" draw:layer="layout" svg:width="3.2cm" svg:height="0.962cm" svg:x="19.6cm" svg:y="5.8cm">
          <draw:text-box>
            <text:p text:style-name="P2">(1 Mark)</text:p>
          </draw:text-box>
        </draw:frame>
        <draw:frame draw:style-name="gr2" draw:text-style-name="P2" draw:layer="layout" svg:width="3.2cm" svg:height="0.962cm" svg:x="21.8cm" svg:y="9.1cm">
          <draw:text-box>
            <text:p text:style-name="P2">(1 Mark)</text:p>
          </draw:text-box>
        </draw:frame>
        <draw:frame draw:style-name="gr2" draw:text-style-name="P2" draw:layer="layout" svg:width="3.2cm" svg:height="0.962cm" svg:x="20.4cm" svg:y="14.1cm">
          <draw:text-box>
            <text:p text:style-name="P2">(1 Mark)</text:p>
          </draw:text-box>
        </draw:frame>
        <draw:frame draw:style-name="gr2" draw:text-style-name="P2" draw:layer="layout" svg:width="3.2cm" svg:height="0.962cm" svg:x="12.1cm" svg:y="11.6cm">
          <draw:text-box>
            <text:p text:style-name="P2">(1 Mark)</text:p>
          </draw:text-box>
        </draw:frame>
        <draw:frame draw:style-name="gr2" draw:text-style-name="P2" draw:layer="layout" svg:width="3.2cm" svg:height="0.962cm" svg:x="6.1cm" svg:y="13.4cm">
          <draw:text-box>
            <text:p text:style-name="P2">(1 Mark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3-06T20:45:18</meta:creation-date>
    <dc:date>2013-06-03T18:37:34</dc:date>
    <dc:creator>Jeff Gomes</dc:creator>
    <meta:editing-duration>P0D</meta:editing-duration>
    <meta:editing-cycles>2</meta:editing-cycles>
    <meta:generator>LibreOffice/3.5$Linux_X86_64 LibreOffice_project/350m1$Build-2</meta:generator>
    <meta:document-statistic meta:object-count="29"/>
  </office:meta>
</office:document-meta>
</file>